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width="0.0799in" svg:stroke-color="#000000" draw:marker-start-width="0.2575in" draw:marker-end-width="0.2575in" draw:fill="none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0000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666ff" draw:fill="solid" draw:fill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99ff66" draw:fill="solid"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6.5551in" svg:height="8.7858in" svg:x="0.178in" svg:y="0.1984in"><text:p/></draw:rect><draw:line text:anchor-type="paragraph" draw:z-index="1" draw:style-name="gr2" draw:text-style-name="P1" svg:x1="3.3248in" svg:y1="0.1535in" svg:x2="3.3173in" svg:y2="-0.7839in"><text:p/></draw:line><draw:line text:anchor-type="paragraph" draw:z-index="2" draw:style-name="gr2" draw:text-style-name="P1" svg:x1="3.3248in" svg:y1="10.7854in" svg:x2="3.3173in" svg:y2="9.5575in"><text:p/></draw:line><draw:rect text:anchor-type="paragraph" draw:z-index="3" draw:style-name="gr3" draw:text-style-name="P1" svg:width="5.5287in" svg:height="2.3217in" svg:x="0.6689in" svg:y="0.7484in"><text:p/></draw:rect><draw:rect text:anchor-type="paragraph" draw:z-index="4" draw:style-name="gr4" draw:text-style-name="P1" svg:width="5.5287in" svg:height="2.3217in" svg:x="0.6689in" svg:y="3.5047in"><text:p/></draw:rect><draw:rect text:anchor-type="paragraph" draw:z-index="5" draw:style-name="gr5" draw:text-style-name="P1" svg:width="5.5287in" svg:height="2.3217in" svg:x="0.6689in" svg:y="6.261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7:46:51.066444491</meta:creation-date>
    <meta:print-date>2015-03-19T17:50:59.276603009</meta:print-date>
    <dc:date>2015-03-20T14:01:45.409425549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